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Symbols" svg:font-family="'Noto Sans Symbol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 fo:orphans="0" fo:widows="0"/>
      <style:text-properties fo:background-color="#fce5cd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3pt" fo:font-style="normal" style:text-underline-style="none" fo:font-weight="normal" style:font-name-asian="Arial1" style:font-size-asian="13pt" style:font-style-asian="normal" style:font-weight-asian="normal" style:font-name-complex="Arial1" style:font-size-complex="13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3pt" fo:font-style="normal" style:text-underline-style="none" fo:font-weight="bold" style:font-name-asian="Arial1" style:font-size-asian="13pt" style:font-style-asian="normal" style:font-weight-asian="bold" style:font-name-complex="Arial1" style:font-size-complex="13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#fce5cd" style:font-name-asian="Arial1" style:font-size-asian="11pt" style:font-style-asian="normal" style:font-weight-asian="normal" style:font-name-complex="Arial1" style:font-size-complex="11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background-color="#fce5cd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size="13pt" fo:font-weight="bold" style:font-size-asian="13pt" style:font-weight-asian="bold" style:font-size-complex="13pt"/>
    </style:style>
    <style:style style:name="P10" style:family="paragraph" style:parent-style-name="Standard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background-color="#fff2cc"/>
    </style:style>
    <style:style style:name="P11" style:family="paragraph" style:parent-style-name="Standard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</style:style>
    <style:style style:name="P12" style:family="paragraph" style:parent-style-name="Standard">
      <style:paragraph-properties fo:margin-left="0.75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26pt" fo:font-style="normal" style:text-underline-style="solid" style:text-underline-width="auto" style:text-underline-color="font-color" fo:font-weight="normal" style:font-name-asian="Arial1" style:font-size-asian="26pt" style:font-style-asian="normal" style:font-weight-asian="normal" style:font-name-complex="Arial1" style:font-size-complex="26pt"/>
    </style:style>
    <style:style style:name="P14" style:family="paragraph" style:parent-style-name="Standard" style:list-style-name="WWNum12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5" style:family="paragraph" style:parent-style-name="Standard" style:list-style-name="WWNum10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6" style:family="paragraph" style:parent-style-name="Standard" style:list-style-name="WWNum12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#fce5cd" style:font-name-asian="Arial1" style:font-size-asian="11pt" style:font-style-asian="normal" style:font-weight-asian="normal" style:font-name-complex="Arial1" style:font-size-complex="11pt"/>
    </style:style>
    <style:style style:name="P17" style:family="paragraph" style:parent-style-name="Standard" style:list-style-name="WWNum12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</style:style>
    <style:style style:name="P18" style:family="paragraph" style:parent-style-name="Standard" style:list-style-name="WWNum12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officeooo:paragraph-rsid="0025ed95"/>
    </style:style>
    <style:style style:name="P19" style:family="paragraph" style:parent-style-name="Standard" style:list-style-name="WWNum12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background-color="#fce5cd"/>
    </style:style>
    <style:style style:name="P20" style:family="paragraph" style:parent-style-name="Standard" style:list-style-name="WWNum12">
      <style:paragraph-properties fo:margin-left="0.5in" fo:margin-right="0in" fo:line-height="115%" fo:text-align="justify" style:justify-single-word="false" fo:orphans="0" fo:widows="0" fo:text-indent="-0.25in" style:auto-text-indent="false"/>
      <style:text-properties fo:background-color="#fce5cd"/>
    </style:style>
    <style:style style:name="P21" style:family="paragraph" style:parent-style-name="Standard" style:list-style-name="WWNum6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2" style:family="paragraph" style:parent-style-name="Standard" style:list-style-name="WWNum8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3" style:family="paragraph" style:parent-style-name="Standard" style:list-style-name="WWNum4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4" style:family="paragraph" style:parent-style-name="Standard" style:list-style-name="WWNum13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5" style:family="paragraph" style:parent-style-name="Standard" style:list-style-name="WWNum1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6" style:family="paragraph" style:parent-style-name="Standard" style:list-style-name="WWNum16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7" style:family="paragraph" style:parent-style-name="Standard" style:list-style-name="WWNum9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8" style:family="paragraph" style:parent-style-name="Standard" style:list-style-name="WWNum7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9" style:family="paragraph" style:parent-style-name="Standard" style:list-style-name="WWNum14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0" style:family="paragraph" style:parent-style-name="Standard" style:list-style-name="WWNum17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1" style:family="paragraph" style:parent-style-name="Standard" style:list-style-name="WWNum3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2" style:family="paragraph" style:parent-style-name="Standard" style:list-style-name="WWNum2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3" style:family="paragraph" style:parent-style-name="Standard" style:list-style-name="WWNum15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4" style:family="paragraph" style:parent-style-name="Standard" style:list-style-name="WWNum5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5" style:family="paragraph" style:parent-style-name="Standard" style:list-style-name="WWNum8">
      <style:paragraph-properties fo:margin-left="1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6" style:family="paragraph" style:parent-style-name="Standard" style:list-style-name="WWNum16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#fce5cd" style:font-name-asian="Arial1" style:font-size-asian="11pt" style:font-style-asian="normal" style:font-weight-asian="normal" style:font-name-complex="Arial1" style:font-size-complex="11pt"/>
    </style:style>
    <style:style style:name="P37" style:family="paragraph" style:parent-style-name="Standard" style:list-style-name="WWNum14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#fce5cd" style:font-name-asian="Arial1" style:font-size-asian="11pt" style:font-style-asian="normal" style:font-weight-asian="normal" style:font-name-complex="Arial1" style:font-size-complex="11pt"/>
    </style:style>
    <style:style style:name="P38" style:family="paragraph" style:parent-style-name="Standard" style:list-style-name="WWNum3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#fce5cd" style:font-name-asian="Arial1" style:font-size-asian="11pt" style:font-style-asian="normal" style:font-weight-asian="normal" style:font-name-complex="Arial1" style:font-size-complex="11pt"/>
    </style:style>
    <style:style style:name="P39" style:family="paragraph" style:parent-style-name="Standard" style:list-style-name="WWNum5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#fce5cd" style:font-name-asian="Arial1" style:font-size-asian="11pt" style:font-style-asian="normal" style:font-weight-asian="normal" style:font-name-complex="Arial1" style:font-size-complex="11pt"/>
    </style:style>
    <style:style style:name="P40" style:family="paragraph" style:parent-style-name="Standard" style:list-style-name="WWNum7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</style:style>
    <style:style style:name="P41" style:family="paragraph" style:parent-style-name="Standard" style:list-style-name="WWNum3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</style:style>
    <style:style style:name="P42" style:family="paragraph" style:parent-style-name="Standard" style:list-style-name="WWNum15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</style:style>
    <style:style style:name="P43" style:family="paragraph" style:parent-style-name="Standard" style:list-style-name="WWNum15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officeooo:paragraph-rsid="0025ed95"/>
    </style:style>
    <style:style style:name="P44" style:family="paragraph" style:parent-style-name="Standard" style:list-style-name="WWNum5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</style:style>
    <style:style style:name="P45" style:family="paragraph" style:parent-style-name="Standard" style:list-style-name="WWNum3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background-color="#fce5cd"/>
    </style:style>
    <style:style style:name="P46" style:family="paragraph" style:parent-style-name="Standard" style:list-style-name="WWNum14">
      <style:paragraph-properties fo:margin-left="1in" fo:margin-right="0in" fo:margin-top="0in" fo:margin-bottom="0in" loext:contextual-spacing="false" fo:line-height="115%" fo:text-align="justify" style:justify-single-word="false" fo:orphans="0" fo:widows="0" fo:text-indent="-0.25in" style:auto-text-indent="false" fo:padding="0in" fo:border="none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officeooo:rsid="0027eb20" officeooo:paragraph-rsid="0027eb20" fo:background-color="#fce5cd" style:font-name-asian="Arial1" style:font-size-asian="11pt" style:font-style-asian="normal" style:font-weight-asian="normal" style:font-name-complex="Arial1" style:font-size-complex="11pt"/>
    </style:style>
    <style:style style:name="P47" style:family="paragraph" style:parent-style-name="Standard" style:list-style-name="WWNum17">
      <style:paragraph-properties fo:margin-left="1in" fo:margin-right="0in" fo:margin-top="0in" fo:margin-bottom="0in" loext:contextual-spacing="false" fo:line-height="115%" fo:text-align="justify" style:justify-single-word="false" fo:orphans="0" fo:widows="0" fo:text-indent="-0.25in" style:auto-text-indent="false" fo:padding="0in" fo:border="none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officeooo:rsid="0023d763" officeooo:paragraph-rsid="0023d763" style:font-name-asian="Arial1" style:font-size-asian="11pt" style:font-style-asian="normal" style:font-weight-asian="normal" style:font-name-complex="Arial1" style:font-size-complex="11pt"/>
    </style:style>
    <style:style style:name="P48" style:family="paragraph" style:parent-style-name="Standard" style:list-style-name="WWNum14">
      <style:paragraph-properties fo:margin-left="1in" fo:margin-right="0in" fo:margin-top="0in" fo:margin-bottom="0in" loext:contextual-spacing="false" fo:line-height="115%" fo:text-align="justify" style:justify-single-word="false" fo:orphans="0" fo:widows="0" fo:text-indent="-0.25in" style:auto-text-indent="false" fo:padding="0in" fo:border="none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officeooo:rsid="0029f209" officeooo:paragraph-rsid="0029f209" style:font-name-asian="Arial1" style:font-size-asian="11pt" style:font-style-asian="normal" style:font-weight-asian="normal" style:font-name-complex="Arial1" style:font-size-complex="11pt"/>
    </style:style>
    <style:style style:name="P49" style:family="paragraph" style:parent-style-name="Standard" style:list-style-name="WWNum11">
      <style:paragraph-properties fo:margin-left="1in" fo:margin-right="0in" fo:line-height="115%" fo:text-align="justify" style:justify-single-word="false" fo:orphans="0" fo:widows="0" fo:text-indent="-0.25in" style:auto-text-indent="false"/>
      <style:text-properties fo:background-color="#fce5cd"/>
    </style:style>
    <style:style style:name="P50" style:family="paragraph" style:parent-style-name="Standard" style:list-style-name="WWNum17">
      <style:paragraph-properties fo:margin-left="1.5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</style:style>
    <style:style style:name="P51" style:family="paragraph" style:parent-style-name="Standard" style:list-style-name="WWNum17">
      <style:paragraph-properties fo:margin-left="1.5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#fce5cd" loext:char-shading-value="0" style:font-name-asian="Arial1" style:font-size-asian="11pt" style:font-style-asian="normal" style:font-weight-asian="normal" style:font-name-complex="Arial1" style:font-size-complex="11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T5" style:family="text">
      <style:text-properties fo:background-color="#fce5cd" loext:char-shading-value="0"/>
    </style:style>
    <style:style style:name="T6" style:family="text">
      <style:text-properties officeooo:rsid="001fac74"/>
    </style:style>
    <style:style style:name="T7" style:family="text">
      <style:text-properties officeooo:rsid="00297ea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bookmark text:name="_gjdgxs"/>Acme News</text:p>
      <text:p text:style-name="P6">Acme News es una página web de noticias <text:s/>para aquellas personas que quieran informarse de las últimas novedades y compartirlas con sus amigos.</text:p>
      <text:p text:style-name="P6">En este documento definiremos los requisitos a implementar en el sistema.</text:p>
      <text:p text:style-name="P3"/>
      <text:p text:style-name="P5">Requisitos de información</text:p>
      <text:p text:style-name="P4"/>
      <text:list xml:id="list3756417404977670102" text:style-name="WWNum12">
        <text:list-item>
          <text:p text:style-name="P14">Los actores del sistema serán administradores, usuarios, periodistas, managers y moderadores. El sistema guarda lo siguiente de cada actor:</text:p>
        </text:list-item>
      </text:list>
      <text:list xml:id="list6219788797050846649" text:style-name="WWNum6">
        <text:list-item>
          <text:p text:style-name="P21">Nombre.</text:p>
        </text:list-item>
        <text:list-item>
          <text:p text:style-name="P21">Apellido.</text:p>
        </text:list-item>
        <text:list-item>
          <text:p text:style-name="P21">Correo electrónico.</text:p>
        </text:list-item>
      </text:list>
      <text:p text:style-name="P6"/>
      <text:list xml:id="list175214840091224" text:continue-list="list3756417404977670102" text:style-name="WWNum12">
        <text:list-item>
          <text:p text:style-name="P14">Los periodistas pueden publicar noticias, las cuales constan de: </text:p>
        </text:list-item>
      </text:list>
      <text:list xml:id="list3822234745717788511" text:style-name="WWNum8">
        <text:list-item>
          <text:p text:style-name="P22">Título.</text:p>
        </text:list-item>
        <text:list-item>
          <text:p text:style-name="P22">Imagen (opcional).</text:p>
        </text:list-item>
        <text:list-item>
          <text:p text:style-name="P22">Descripción.</text:p>
        </text:list-item>
        <text:list-item>
          <text:p text:style-name="P22">Video (opcional).</text:p>
        </text:list-item>
        <text:list-item>
          <text:p text:style-name="P35">Categoría.</text:p>
        </text:list-item>
        <text:list-item>
          <text:p text:style-name="P35">Estado de la noticia (DENEGADA, PENDIENTE, PUBLICADA).</text:p>
        </text:list-item>
        <text:list-item>
          <text:p text:style-name="P22">Fecha de la noticia (generada automáticamente al crear la noticia)</text:p>
        </text:list-item>
        <text:list-item>
          <text:p text:style-name="P22">Número de visitas.</text:p>
        </text:list-item>
        <text:list-item>
          <text:p text:style-name="P22">Noticias Asociadas (opcional).</text:p>
        </text:list-item>
      </text:list>
      <text:p text:style-name="P6"/>
      <text:list xml:id="list175214981212505" text:continue-list="list175214840091224" text:style-name="WWNum12">
        <text:list-item>
          <text:p text:style-name="P14">Un usuario puede crear un reporte sobre una noticia, el cuál tendrá un campo de texto para indicar el motivo del reporte.</text:p>
        </text:list-item>
      </text:list>
      <text:p text:style-name="P6"/>
      <text:list xml:id="list175212968984313" text:continue-numbering="true" text:style-name="WWNum12">
        <text:list-item>
          <text:p text:style-name="P14">Un usuario puede comentar las noticias. Los comentarios constan de:</text:p>
        </text:list-item>
      </text:list>
      <text:list xml:id="list8321053659411846068" text:style-name="WWNum4">
        <text:list-item>
          <text:p text:style-name="P23">Título</text:p>
        </text:list-item>
        <text:list-item>
          <text:p text:style-name="P23">Descripción</text:p>
        </text:list-item>
        <text:list-item>
          <text:p text:style-name="P23">Fecha del comentario(generada automáticamente al crear el comentario)</text:p>
        </text:list-item>
      </text:list>
      <text:p text:style-name="P6"/>
      <text:list xml:id="list175213650272826" text:continue-list="list175212968984313" text:style-name="WWNum12">
        <text:list-item>
          <text:p text:style-name="P14">En la página principal de bienvenida se mostrará un banner el cual consta de una imagen.</text:p>
        </text:list-item>
      </text:list>
      <text:p text:style-name="P6"/>
      <text:list xml:id="list175212982500170" text:continue-numbering="true" text:style-name="WWNum12">
        <text:list-item>
          <text:p text:style-name="P14">Cada periodista tendrá adicionalmente una foto de su perfil.</text:p>
        </text:list-item>
      </text:list>
      <text:p text:style-name="P6"/>
      <text:list xml:id="list175214574539526" text:continue-numbering="true" text:style-name="WWNum12">
        <text:list-item>
          <text:p text:style-name="P14">Los periodistas y moderadores dispondrán de carteras.</text:p>
        </text:list-item>
      </text:list>
      <text:p text:style-name="P6"/>
      <text:list xml:id="list175212984558741" text:continue-numbering="true" text:style-name="WWNum12">
        <text:list-item>
          <text:p text:style-name="P14">Las cartera consta de:</text:p>
        </text:list-item>
      </text:list>
      <text:list xml:id="list4214182676011969069" text:style-name="WWNum13">
        <text:list-item>
          <text:p text:style-name="P24">email de paypal.</text:p>
        </text:list-item>
        <text:list-item>
          <text:p text:style-name="P24">Saldo acumulado.(mínimo 0.)</text:p>
        </text:list-item>
        <text:list-item>
          <text:p text:style-name="P24">Saldo total conseguido(mínimo 0.)</text:p>
        </text:list-item>
      </text:list>
      <text:list xml:id="list175213377592665" text:continue-list="list175212984558741" text:style-name="WWNum12">
        <text:list-item>
          <text:p text:style-name="P14">Cada usuario tendrá adicionalmente lo siguiente:</text:p>
        </text:list-item>
      </text:list>
      <text:list xml:id="list7549046876932779282" text:style-name="WWNum1">
        <text:list-item>
          <text:p text:style-name="P25">Puntos conseguidos, los cuales se ganan comentando y cuando compartas <text:soft-page-break/>noticias y eventos.(mínimo 0.)</text:p>
        </text:list-item>
        <text:list-item>
          <text:p text:style-name="P25">Estatus (PRINCIPIANTE, VETERANO, MAESTRO) , el estatus se podrá cambiar gastando los puntos.</text:p>
        </text:list-item>
      </text:list>
      <text:p text:style-name="P6"/>
      <text:list xml:id="list175214380891905" text:continue-list="list175213377592665" text:style-name="WWNum12">
        <text:list-item>
          <text:p text:style-name="P14">El administrador puede fijar una tasa para decidir cuánto se paga por cada visita de una noticia a su creador y la tasa del moderador. Mínimo 0,01 €.</text:p>
        </text:list-item>
      </text:list>
      <text:p text:style-name="P6"/>
      <text:list xml:id="list175213406919509" text:continue-numbering="true" text:style-name="WWNum12">
        <text:list-item>
          <text:p text:style-name="P14">Un Administrador puede crear sorteos, los cuales constan de:</text:p>
        </text:list-item>
      </text:list>
      <text:list xml:id="list2467487745072097413" text:style-name="WWNum16">
        <text:list-item>
          <text:p text:style-name="P26">Premio a sortear (nombre, precio, imagen)</text:p>
        </text:list-item>
        <text:list-item>
          <text:p text:style-name="P26">Fecha de vencimiento</text:p>
        </text:list-item>
        <text:list-item>
          <text:p text:style-name="P26">Descripción</text:p>
        </text:list-item>
        <text:list-item>
          <text:p text:style-name="P26">Título</text:p>
        </text:list-item>
        <text:list-item>
          <text:p text:style-name="P26">Puntos necesarios para inscribirte</text:p>
        </text:list-item>
        <text:list-item>
          <text:p text:style-name="P26">Fecha del inicio(generada automáticamente al crear el sorteo)</text:p>
        </text:list-item>
        <text:list-item>
          <text:p text:style-name="P36">Participantes</text:p>
        </text:list-item>
        <text:list-item>
          <text:p text:style-name="P36">Ganador (Cuando se asigna significa que el sorteo ha pasado)</text:p>
        </text:list-item>
      </text:list>
      <text:p text:style-name="P6"/>
      <text:list xml:id="list175214450798342" text:continue-list="list175213406919509" text:style-name="WWNum12">
        <text:list-item>
          <text:p text:style-name="P17"><text:span text:style-name="T1">Una </text:span><text:span text:style-name="T2">agencia </text:span><text:span text:style-name="T1">puede crear eventos, los cuales constan de:</text:span></text:p>
        </text:list-item>
      </text:list>
      <text:list xml:id="list2066081609922089066" text:style-name="WWNum9">
        <text:list-item>
          <text:p text:style-name="P27">Título</text:p>
        </text:list-item>
        <text:list-item>
          <text:p text:style-name="P27">Imagen(opcional)</text:p>
        </text:list-item>
        <text:list-item>
          <text:p text:style-name="P27">Descripción</text:p>
        </text:list-item>
        <text:list-item>
          <text:p text:style-name="P27">Dirección</text:p>
        </text:list-item>
        <text:list-item>
          <text:p text:style-name="P27">Fecha en la que tiene lugar el evento.</text:p>
        </text:list-item>
        <text:list-item>
          <text:p text:style-name="P27">Artículos relacionados (Redactados por los periodistas de la agencia)</text:p>
        </text:list-item>
      </text:list>
      <text:p text:style-name="P6"/>
      <text:list xml:id="list175214486010475" text:continue-list="list175214450798342" text:style-name="WWNum12">
        <text:list-item>
          <text:p text:style-name="P14">Los managers pueden crear agencias de eventos, las cuales constan de:</text:p>
        </text:list-item>
      </text:list>
      <text:list xml:id="list576366606149498237" text:style-name="WWNum10">
        <text:list-item>
          <text:p text:style-name="P15">Nombre.</text:p>
        </text:list-item>
        <text:list-item>
          <text:p text:style-name="P15">Una palabra que describa los eventos que organiza la agencia. ej: musicales, arte, deporte etc...</text:p>
        </text:list-item>
        <text:list-item>
          <text:p text:style-name="P15">Dirección física de la agencia.</text:p>
        </text:list-item>
        <text:list-item>
          <text:p text:style-name="P15">Capacidad (nº de periodistas máximo).</text:p>
        </text:list-item>
        <text:list-item>
          <text:p text:style-name="P15">Importancia(propiedad derivada calculada en base al número de visitas de las noticias creadas por los periodistas pertenecientes a la agencia).</text:p>
        </text:list-item>
      </text:list>
      <text:p text:style-name="P6"/>
      <text:list xml:id="list175213825608822" text:continue-list="list175214486010475" text:style-name="WWNum12">
        <text:list-item>
          <text:p text:style-name="P16">Los usuarios pueden enviar mensajes directos a otros usuarios, estos mensajes constan de:</text:p>
        </text:list-item>
      </text:list>
      <text:list xml:id="list6409245205255179386" text:style-name="WWNum11">
        <text:list-item>
          <text:p text:style-name="P49">Texto opcional.</text:p>
        </text:list-item>
        <text:list-item>
          <text:p text:style-name="P49">Una noticia.</text:p>
        </text:list-item>
      </text:list>
      <text:p text:style-name="P1"/>
      <text:list xml:id="list175213084910765" text:continue-list="list175213825608822" text:style-name="WWNum12">
        <text:list-item>
          <text:p text:style-name="P20"><text:s/>Los usuarios tienen un buscador personalizado en el que pueden usar varios filtros: una palabra clave que se cotejará con los títulos, descripciones y categoría de las noticias; una categoría de noticias; un rango de fechas. El buscador personalizado almacena las noticias que pasan los filtros durante una hora.</text:p>
        </text:list-item>
      </text:list>
      <text:p text:style-name="P8"/>
      <text:p text:style-name="P2"/>
      <text:p text:style-name="P5">Requisitos Funcionales</text:p>
      <text:p text:style-name="P5"/>
      <text:list xml:id="list175213008853137" text:continue-numbering="true" text:style-name="WWNum12">
        <text:list-item>
          <text:p text:style-name="P17"><text:soft-page-break/><text:span text:style-name="T1">Un actor que </text:span><text:span text:style-name="T4">no esté autenticado </text:span><text:span text:style-name="T1">debe poder:</text:span></text:p>
        </text:list-item>
      </text:list>
      <text:list xml:id="list8400443554259563431" text:style-name="WWNum7">
        <text:list-item>
          <text:p text:style-name="P28">Navegar por la lista de noticias agrupadas por su categoría(ordenadas por fecha de publicación de más reciente a más antigua).</text:p>
        </text:list-item>
        <text:list-item>
          <text:p text:style-name="P28">Mostrar las noticias para ver toda su información.</text:p>
        </text:list-item>
        <text:list-item>
          <text:p text:style-name="P28">Mostrar el autor de la noticia.</text:p>
        </text:list-item>
        <text:list-item>
          <text:p text:style-name="P28">Registrarse como usuario,como periodista o como moderador. (Para registrarse como periodista o moderador, deberá registrar su cartera).</text:p>
        </text:list-item>
        <text:list-item>
          <text:p text:style-name="P40"><text:span text:style-name="T1">Buscar una noticia por una palabra clave (</text:span><text:span text:style-name="T2">la palabra se buscará en la categoría, título y descripción) o categoría</text:span><text:span text:style-name="T1">.</text:span></text:p>
        </text:list-item>
        <text:list-item>
          <text:p text:style-name="P28">Navegar por la lista de eventos y mostrarlos (no deben aparecer eventos pasados y deben ir ordenados según la importancia de la agencia a la que pertenece el periodista que redactó el evento).</text:p>
        </text:list-item>
      </text:list>
      <text:p text:style-name="P6"/>
      <text:list xml:id="list175214460423562" text:continue-list="list175213008853137" text:style-name="WWNum12">
        <text:list-item>
          <text:p text:style-name="P17"><text:span text:style-name="T1">Un actor que esté autentificado como </text:span><text:span text:style-name="T4">moderador </text:span><text:span text:style-name="T1">debe poder:</text:span></text:p>
        </text:list-item>
      </text:list>
      <text:list xml:id="list5496054608995120411" text:style-name="WWNum14">
        <text:list-item>
          <text:p text:style-name="P29">Hacer lo mismo que un usuario no autenticado excepto registrarse.</text:p>
        </text:list-item>
        <text:list-item>
          <text:p text:style-name="P48">Editar sus datos personales.</text:p>
        </text:list-item>
        <text:list-item>
          <text:p text:style-name="P29">Ver un listado con las noticias que tienen 3 o más reportes y banearlas si lo cree necesario.</text:p>
        </text:list-item>
        <text:list-item>
          <text:p text:style-name="P37">Banear un periodista y desbanearlo en base a <text:span text:style-name="T7">que alguna de sus noticias esté baneada</text:span>.</text:p>
        </text:list-item>
        <text:list-item>
          <text:p text:style-name="P46">Banear/Desbanear un usuario.</text:p>
        </text:list-item>
        <text:list-item>
          <text:p text:style-name="P29">Aceptar o denegar una noticia antes de que se muestre en la web.</text:p>
        </text:list-item>
        <text:list-item>
          <text:p text:style-name="P29">Retirar el saldo acumulado de su cartera.</text:p>
        </text:list-item>
      </text:list>
      <text:p text:style-name="P6"/>
      <text:list xml:id="list175213647102591" text:continue-list="list175214460423562" text:style-name="WWNum12">
        <text:list-item>
          <text:p text:style-name="P17"><text:span text:style-name="T1">Un actor que esté autentificado como </text:span><text:span text:style-name="T4">administrador </text:span><text:span text:style-name="T1">debe poder:</text:span></text:p>
        </text:list-item>
      </text:list>
      <text:list xml:id="list7535300593240175588" text:style-name="WWNum17">
        <text:list-item>
          <text:p text:style-name="P30"><text:span text:style-name="T6">Gestionar </text:span>l<text:span text:style-name="T6">os</text:span> banner<text:span text:style-name="T6">s</text:span> que se muestra<text:span text:style-name="T6">n</text:span> en la página principal. <text:span text:style-name="T6">Lo que incluye,</text:span> <text:span text:style-name="T6">listar, crear, mostrar y borrar los banners. </text:span></text:p>
        </text:list-item>
        <text:list-item>
          <text:p text:style-name="P47">Crear cuantas para otros administradores.</text:p>
        </text:list-item>
        <text:list-item>
          <text:p text:style-name="P47">Actualizar sus datos personales.</text:p>
        </text:list-item>
        <text:list-item>
          <text:p text:style-name="P30">Cambiar la tasa de dinero recibido por los periodistas por cada visita que recibe una noticia y la tasa de creación de una agencia.</text:p>
        </text:list-item>
        <text:list-item>
          <text:p text:style-name="P30">Cambiar el nº de puntos que reciben los usuarios según su estatus al comentar o compartir noticias</text:p>
        </text:list-item>
        <text:list-item>
          <text:p text:style-name="P30">Crear un sorteo. (el ganador se decide de forma aleatoria al pulsar un botón para computar los ganadores de los concursos finalizados)</text:p>
        </text:list-item>
        <text:list-item>
          <text:p text:style-name="P30">Mostrar un tablero de información con lo siguiente:</text:p>
          <text:list>
            <text:list-item>
              <text:p text:style-name="P50"><text:span text:style-name="T1">El mínimo, media y máximo número de </text:span><text:span text:style-name="T2">noticias </text:span><text:span text:style-name="T1">publicadas por un periodista.</text:span></text:p>
            </text:list-item>
            <text:list-item>
              <text:p text:style-name="P51">El nombre del periodista que más dinero ha obtenido con sus noticias.(incluyendo el dinero que ha retirado)</text:p>
            </text:list-item>
            <text:list-item>
              <text:p text:style-name="P51">El número de usuarios con estatus principiante, veterano y maestro.</text:p>
            </text:list-item>
            <text:list-item>
              <text:p text:style-name="P51">El mínimo, media y máximo de puntos necesario para apuntarse a un sorteo.</text:p>
            </text:list-item>
            <text:list-item>
              <text:p text:style-name="P51">El número de total de puntos que se han conseguido entre todos los usuarios.</text:p>
            </text:list-item>
            <text:list-item>
              <text:p text:style-name="P51">Lista de usuarios en orden de descendiente según el número de puntos.</text:p>
            </text:list-item>
            <text:list-item>
              <text:p text:style-name="P51"><text:soft-page-break/>Lista de periodistas en orden de descendiente según el número total de visitas de sus noticias.</text:p>
            </text:list-item>
            <text:list-item>
              <text:p text:style-name="P51">Número de noticias baneadas.</text:p>
            </text:list-item>
            <text:list-item>
              <text:p text:style-name="P51">Número de noticias publicadas.</text:p>
            </text:list-item>
            <text:list-item>
              <text:p text:style-name="P51">El número de sorteos que hay en el sistema. (futuros, activos y pasados)</text:p>
            </text:list-item>
          </text:list>
        </text:list-item>
      </text:list>
      <text:p text:style-name="P6"/>
      <text:list xml:id="list175213098712565" text:continue-list="list175213647102591" text:style-name="WWNum12">
        <text:list-item>
          <text:p text:style-name="P17"><text:span text:style-name="T1">Un actor que esté autentificado como </text:span><text:span text:style-name="T4">usuario </text:span><text:span text:style-name="T1">debe poder:</text:span></text:p>
        </text:list-item>
      </text:list>
      <text:list xml:id="list9193079571569573225" text:style-name="WWNum3">
        <text:list-item>
          <text:p text:style-name="P31">Hacer lo mismo que un usuario no autenticado excepto registrarse.</text:p>
        </text:list-item>
        <text:list-item>
          <text:p text:style-name="P41"><text:span text:style-name="T2">Compartir las noticias mediante mensaje directo</text:span><text:span text:style-name="T1">.</text:span></text:p>
        </text:list-item>
        <text:list-item>
          <text:p text:style-name="P38">Seguir a otros usuarios y dejar de seguirlos, seguir a otros usuarios permite ver una colección de noticias que le gustan a esos usuarios.</text:p>
        </text:list-item>
        <text:list-item>
          <text:p text:style-name="P38">Seguir a periodistas y dejar de seguirlos. Seguir periodistas permite acceder rápidamente a una lista con las noticias de esos periodistas.</text:p>
        </text:list-item>
        <text:list-item>
          <text:p text:style-name="P31">Escribir un comentario sobre una noticia</text:p>
        </text:list-item>
        <text:list-item>
          <text:p text:style-name="P31">Crear un reporte sobre una noticia</text:p>
        </text:list-item>
        <text:list-item>
          <text:p text:style-name="P31">Editar su perfil y ver perfil.</text:p>
        </text:list-item>
        <text:list-item>
          <text:p text:style-name="P31">Listar los sorteos próximos (ordenados de más reciente <text:s/>a más futuro).</text:p>
        </text:list-item>
        <text:list-item>
          <text:p text:style-name="P31">Apuntarse a un sorteo gastando los puntos conseguidos que sean necesarios para entrar al sorteo.</text:p>
        </text:list-item>
        <text:list-item>
          <text:p text:style-name="P41"><text:span text:style-name="T1">Comprar un nivel de estatus con puntos conseguidos, según el nivel de estatus, el usuario ganará un número determinado de puntos al comentar una noticia o compartirla. A mayor estatus mayor recompensa de puntos. </text:span><text:span text:style-name="T5">Para comprar el estatus VETERANO deberá ser previamente PRINCIPIANTE. Para comprar el estatus MAESTRO deberá ser previamente VETERANO.</text:span></text:p>
        </text:list-item>
        <text:list-item>
          <text:p text:style-name="P31">Listar los sorteos a los que se ha apuntado.</text:p>
        </text:list-item>
        <text:list-item>
          <text:p text:style-name="P31">Listar los usuarios a los que sigue.</text:p>
        </text:list-item>
        <text:list-item>
          <text:p text:style-name="P38">Listas las noticias y eventos que han compartido los usuarios a los que sigues.</text:p>
        </text:list-item>
        <text:list-item>
          <text:p text:style-name="P45">Modificar y limpiar los filtros de su buscador personalizado. Si los filtros están vacíos, el resultado serán todas las noticias.</text:p>
        </text:list-item>
        <text:list-item>
          <text:p text:style-name="P41"><text:span text:style-name="T5">Mostrar las noticias de su buscador personalizado</text:span>.</text:p>
        </text:list-item>
      </text:list>
      <text:p text:style-name="P6"/>
      <text:list xml:id="list175214000523877" text:continue-list="list175213098712565" text:style-name="WWNum12">
        <text:list-item>
          <text:p text:style-name="P18"><text:span text:style-name="T1">Un actor que esté autentificado como </text:span><text:span text:style-name="T4">periodista</text:span><text:span text:style-name="T3"> </text:span><text:span text:style-name="T1">debe poder:</text:span></text:p>
        </text:list-item>
      </text:list>
      <text:list xml:id="list4035238766126928988" text:style-name="WWNum2">
        <text:list-item>
          <text:p text:style-name="P32">Hacer lo mismo que un usuario no autenticado excepto registrarse.</text:p>
        </text:list-item>
        <text:list-item>
          <text:p text:style-name="P32">Listas las noticias propias.</text:p>
        </text:list-item>
      </text:list>
      <text:list xml:id="list7812775761515844689" text:style-name="WWNum15">
        <text:list-item>
          <text:p text:style-name="P42"><text:span text:style-name="T1">Crear una noticia y borrarla. (los usuarios que compartían la noticia deberán dejar de compartir la noticia, y los comentarios sobre la noticia deberán desaparecer). </text:span><text:span text:style-name="T2">La noticia no será visible en el sistema hasta que la haya comprobado un moderador</text:span><text:span text:style-name="T1">.</text:span></text:p>
        </text:list-item>
        <text:list-item>
          <text:p text:style-name="P33">Editar su perfil</text:p>
        </text:list-item>
        <text:list-item>
          <text:p text:style-name="P33">Listar las diferentes agencias con capacidad para contratar nuevos periodistas</text:p>
        </text:list-item>
        <text:list-item>
          <text:p text:style-name="P42"><text:span text:style-name="T1">Suscribirse a una agenci</text:span>a,<text:span text:style-name="T5"> si ésta tiene capacidad para contratar a más personal.</text:span> <text:span text:style-name="T5">Además, no podrá pertenecer a más de una agencia simultáneamente.</text:span></text:p>
        </text:list-item>
        <text:list-item>
          <text:p text:style-name="P33"><text:soft-page-break/>Salir de una agencia.</text:p>
        </text:list-item>
        <text:list-item>
          <text:p text:style-name="P33">Listar los otros periodistas viendo la agencia a la que pertenecen.</text:p>
        </text:list-item>
        <text:list-item>
          <text:p text:style-name="P43"><text:span text:style-name="T1">Retirar el saldo acumulado de su c</text:span>artera<text:span text:style-name="T1">. </text:span><text:span text:style-name="T5">No podrá sacar dinero de su cuenta de paypal si no tiene un saldo acumulado mínimo de 5</text:span>€.</text:p>
        </text:list-item>
      </text:list>
      <text:p text:style-name="P6"/>
      <text:list xml:id="list175215021786346" text:continue-list="list175214000523877" text:style-name="WWNum12">
        <text:list-item>
          <text:p text:style-name="P17"><text:span text:style-name="T1">Un actor que esté autentificado como </text:span><text:span text:style-name="T4">manager</text:span><text:span text:style-name="T1"> debe poder:</text:span></text:p>
        </text:list-item>
      </text:list>
      <text:list xml:id="list4238078861370741975" text:style-name="WWNum5">
        <text:list-item>
          <text:p text:style-name="P34">Hacer lo mismo que un usuario no autentificado excepto registrarse.</text:p>
        </text:list-item>
        <text:list-item>
          <text:p text:style-name="P44"><text:span text:style-name="T2">Crear, editar y borrar sus agencias</text:span><text:span text:style-name="T5">. Al editar, la nueva capacidad de la agencia no puede ser inferior al número actual de periodistas suscritos a la agencia</text:span>.</text:p>
        </text:list-item>
        <text:list-item>
          <text:p text:style-name="P39">Expulsar a periodistas de sus agencias.</text:p>
        </text:list-item>
        <text:list-item>
          <text:p text:style-name="P34">Listas otras agencias.</text:p>
        </text:list-item>
        <text:list-item>
          <text:p text:style-name="P39">Crear un evento asociado a una agencia, editarlo, mostrarlo y borrarlo.</text:p>
        </text:list-item>
      </text:list>
      <text:p text:style-name="P6"/>
      <text:p text:style-name="P6"/>
      <text:p text:style-name="P5">Requisitos no funcionales</text:p>
      <text:p text:style-name="P9"/>
      <text:p text:style-name="P9"><text:tab/></text:p>
      <text:list xml:id="list175212995775612" text:continue-list="list175215021786346" text:style-name="WWNum12">
        <text:list-item>
          <text:p text:style-name="P14">El sistema debe estar disponible en inglés y en español. (mediante mensajes en inglés y español.)</text:p>
        </text:list-item>
      </text:list>
      <text:p text:style-name="P10"/>
      <text:list xml:id="list175214925350000" text:continue-numbering="true" text:style-name="WWNum12">
        <text:list-item>
          <text:p text:style-name="P19">El sistema debe ser fácil de configurar mientras se está ejecutando. La configuración incluye: el nombre del sistema (“Acme News” por defecto); El banner de la cabecera (disponible en https://imgur.com/JAsKMdd por defecto); el mensaje de bienvienida (“Welcome to Acme News!” es el mensaje por defecto en inglés; “¡Bienvenidos a Acme Hacker News!” es el mensaje por defecto en español); y el código del país en los números de teléfono (“+34" por defecto).</text:p>
        </text:list-item>
      </text:list>
      <text:p text:style-name="P2"/>
      <text:list xml:id="list175213372383479" text:continue-numbering="true" text:style-name="WWNum12">
        <text:list-item>
          <text:p text:style-name="P16">Las imágenes no se almacenan en el sistema pero deben estar disponibles en algún sitio de internet y obtenerlas mediante url.</text:p>
        </text:list-item>
      </text:list>
      <text:p text:style-name="P12"/>
      <text:list xml:id="list175213290285865" text:continue-numbering="true" text:style-name="WWNum12">
        <text:list-item>
          <text:p text:style-name="P16">Las categorías por defecto del sistemas son (DEPORTES, ECONOMÍA, MOTOR, CULTURA Y OCIO, ESPAÑA, INTERNACIONAL, JUEGOS, OTROS)</text:p>
        </text:list-item>
      </text:list>
      <text:p text:style-name="P6"/>
      <text:list xml:id="list175213116437744" text:continue-numbering="true" text:style-name="WWNum12">
        <text:list-item>
          <text:p text:style-name="P14">Los banner seleccionados para estar en la página principal se elegirán aleatoriamente de entre un conjunto de banners definidos por el administrador.</text:p>
        </text:list-item>
      </text:list>
      <text:p text:style-name="P6"/>
      <text:list xml:id="list175213877129295" text:continue-numbering="true" text:style-name="WWNum12">
        <text:list-item>
          <text:p text:style-name="P14">El dinero generado por las visitas de las noticias va al saldo del periodista de la noticia.</text:p>
        </text:list-item>
      </text:list>
      <text:p text:style-name="P6"/>
      <text:list xml:id="list175213718858933" text:continue-numbering="true" text:style-name="WWNum12">
        <text:list-item>
          <text:p text:style-name="P14">Cuando un moderador acepta una noticia o la rechaza y cuando banea a un usuario cobra lo indicado según la tasa de moderador especificada por el administrador.</text:p>
        </text:list-item>
      </text:list>
      <text:p text:style-name="P6"/>
      <text:list xml:id="list175213954097749" text:continue-numbering="true" text:style-name="WWNum12">
        <text:list-item>
          <text:p text:style-name="P16">Las fechas en el sistema serán almacenadas y mostradas con el siguiente formato: dd/MM/yyyy.</text:p>
        </text:list-item>
      </text:list>
      <text:p text:style-name="P7"/>
      <text:list xml:id="list175213294030982" text:continue-numbering="true" text:style-name="WWNum12">
        <text:list-item>
          <text:p text:style-name="P16">Los correos en el sistema serán almacenados y mostrados con el siguiente formato: <text:soft-page-break/>nombre@dominio.</text:p>
        </text:list-item>
      </text:list>
      <text:p text:style-name="P7"/>
      <text:list xml:id="list175214606380611" text:continue-numbering="true" text:style-name="WWNum12">
        <text:list-item>
          <text:p text:style-name="P16">En general, cuando se listan noticias deberán estar ordenadas por su fecha de publicación, de forma que las más nuevas sean las primeras en ser mostradas.</text:p>
        </text:list-item>
      </text:list>
      <text:p text:style-name="P8"/>
      <text:list xml:id="list175214149782488" text:continue-numbering="true" text:style-name="WWNum12">
        <text:list-item>
          <text:p text:style-name="P19">El número máximo de resultados del buscador personalizado es 10 por defecto. El administrador deberá poder modificar este parámetro para ajustar el rendimiento del sistema. El máximo absoluto son 100 resultados.</text:p>
        </text:list-item>
      </text:list>
      <text:p text:style-name="P8"/>
      <text:list xml:id="list175214495177809" text:continue-numbering="true" text:style-name="WWNum12">
        <text:list-item>
          <text:p text:style-name="P19">Los resultados del buscador personalizado son guardados durante una hora por defecto. El administrador deberá poder modificar este parámetro para ajustar el rendimiento del sistema. <text:s/>El tiempo mínimo es una hora y el máximo son 24 horas. </text:p>
        </text:list-item>
      </text:list>
      <text:p text:style-name="P11"/>
      <text:p text:style-name="P6"/>
      <text:p text:style-name="P6"/>
      <text:p text:style-name="P6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Symbols" svg:font-family="'Noto Sans Symbol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222in" loext:contextual-spacing="false" fo:line-height="100%" fo:text-align="start" style:justify-single-word="false" fo:keep-together="always" fo:orphans="0" fo:widows="0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" style:display-name="ListLabel 1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" style:display-name="ListLabel 1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8" style:display-name="ListLabel 1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1" style:display-name="ListLabel 2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4" style:display-name="ListLabel 2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7" style:display-name="ListLabel 2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0" style:display-name="ListLabel 3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3" style:display-name="ListLabel 3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6" style:display-name="ListLabel 3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8" style:display-name="ListLabel 3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9" style:display-name="ListLabel 3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2" style:display-name="ListLabel 4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5" style:display-name="ListLabel 4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6" style:display-name="ListLabel 46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7" style:display-name="ListLabel 4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8" style:display-name="ListLabel 4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9" style:display-name="ListLabel 4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0" style:display-name="ListLabel 5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1" style:display-name="ListLabel 5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2" style:display-name="ListLabel 5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3" style:display-name="ListLabel 5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4" style:display-name="ListLabel 5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5" style:display-name="ListLabel 55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6" style:display-name="ListLabel 5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7" style:display-name="ListLabel 5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8" style:display-name="ListLabel 5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9" style:display-name="ListLabel 5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0" style:display-name="ListLabel 6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1" style:display-name="ListLabel 6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2" style:display-name="ListLabel 6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3" style:display-name="ListLabel 6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4" style:display-name="ListLabel 64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5" style:display-name="ListLabel 6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6" style:display-name="ListLabel 6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7" style:display-name="ListLabel 6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8" style:display-name="ListLabel 6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9" style:display-name="ListLabel 6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0" style:display-name="ListLabel 7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1" style:display-name="ListLabel 7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2" style:display-name="ListLabel 7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3" style:display-name="ListLabel 73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4" style:display-name="ListLabel 7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5" style:display-name="ListLabel 7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6" style:display-name="ListLabel 7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7" style:display-name="ListLabel 7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8" style:display-name="ListLabel 7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9" style:display-name="ListLabel 7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0" style:display-name="ListLabel 8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1" style:display-name="ListLabel 8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2" style:display-name="ListLabel 82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3" style:display-name="ListLabel 8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4" style:display-name="ListLabel 8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5" style:display-name="ListLabel 8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6" style:display-name="ListLabel 8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7" style:display-name="ListLabel 8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8" style:display-name="ListLabel 8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9" style:display-name="ListLabel 8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0" style:display-name="ListLabel 9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1" style:display-name="ListLabel 91" style:family="text">
      <style:text-properties style:font-name="Arial" fo:font-family="Arial" style:font-family-generic="roman" style:font-pitch="variable"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2" style:display-name="ListLabel 9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3" style:display-name="ListLabel 9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4" style:display-name="ListLabel 9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5" style:display-name="ListLabel 9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6" style:display-name="ListLabel 9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7" style:display-name="ListLabel 9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8" style:display-name="ListLabel 9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9" style:display-name="ListLabel 9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0" style:display-name="ListLabel 100" style:family="text">
      <style:text-properties style:font-name="Arial" fo:font-family="Arial" style:font-family-generic="roman" style:font-pitch="variable" fo:font-size="11pt" style:text-underline-style="none" fo:font-weight="normal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0" style:display-name="ListLabel 11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1" style:display-name="ListLabel 11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2" style:display-name="ListLabel 11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3" style:display-name="ListLabel 11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4" style:display-name="ListLabel 11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5" style:display-name="ListLabel 11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6" style:display-name="ListLabel 11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7" style:display-name="ListLabel 11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8" style:display-name="ListLabel 118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9" style:display-name="ListLabel 11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0" style:display-name="ListLabel 12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1" style:display-name="ListLabel 12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2" style:display-name="ListLabel 12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3" style:display-name="ListLabel 12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4" style:display-name="ListLabel 12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5" style:display-name="ListLabel 12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6" style:display-name="ListLabel 12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7" style:display-name="ListLabel 127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8" style:display-name="ListLabel 12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9" style:display-name="ListLabel 12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0" style:display-name="ListLabel 13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1" style:display-name="ListLabel 13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2" style:display-name="ListLabel 13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3" style:display-name="ListLabel 13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4" style:display-name="ListLabel 13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5" style:display-name="ListLabel 13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6" style:display-name="ListLabel 136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7" style:display-name="ListLabel 13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8" style:display-name="ListLabel 13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9" style:display-name="ListLabel 13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0" style:display-name="ListLabel 14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1" style:display-name="ListLabel 14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2" style:display-name="ListLabel 14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3" style:display-name="ListLabel 14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4" style:display-name="ListLabel 14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5" style:display-name="ListLabel 145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6" style:display-name="ListLabel 146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7" style:display-name="ListLabel 14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8" style:display-name="ListLabel 14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9" style:display-name="ListLabel 14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0" style:display-name="ListLabel 15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1" style:display-name="ListLabel 15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2" style:display-name="ListLabel 15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3" style:display-name="ListLabel 15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2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5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8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11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14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17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20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23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26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29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32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35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38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41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44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47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50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53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56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59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62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65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68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71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74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77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80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1in"/>
        </style:list-level-properties>
        <style:text-properties style:font-name="Noto Sans Symbols"/>
      </text:list-level-style-bullet>
      <text:list-level-style-bullet text:level="2" text:style-name="ListLabel_20_83" text:bullet-char="">
        <style:list-level-properties text:list-level-position-and-space-mode="label-alignment">
          <style:list-level-label-alignment text:label-followed-by="listtab" text:list-tab-stop-position="0.5in" fo:text-indent="-0.25in" fo:margin-left="1.5in"/>
        </style:list-level-properties>
        <style:text-properties style:font-name="Noto Sans Symbols"/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2in"/>
        </style:list-level-properties>
        <style:text-properties style:font-name="Noto Sans Symbols"/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2.5in"/>
        </style:list-level-properties>
        <style:text-properties style:font-name="Noto Sans Symbols"/>
      </text:list-level-style-bullet>
      <text:list-level-style-bullet text:level="5" text:style-name="ListLabel_20_86" text:bullet-char="">
        <style:list-level-properties text:list-level-position-and-space-mode="label-alignment">
          <style:list-level-label-alignment text:label-followed-by="listtab" text:list-tab-stop-position="0.5in" fo:text-indent="-0.25in" fo:margin-left="3in"/>
        </style:list-level-properties>
        <style:text-properties style:font-name="Noto Sans Symbols"/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3.5in"/>
        </style:list-level-properties>
        <style:text-properties style:font-name="Noto Sans Symbols"/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4in"/>
        </style:list-level-properties>
        <style:text-properties style:font-name="Noto Sans Symbols"/>
      </text:list-level-style-bullet>
      <text:list-level-style-bullet text:level="8" text:style-name="ListLabel_20_89" text:bullet-char="">
        <style:list-level-properties text:list-level-position-and-space-mode="label-alignment">
          <style:list-level-label-alignment text:label-followed-by="listtab" text:list-tab-stop-position="0.5in" fo:text-indent="-0.25in" fo:margin-left="4.5in"/>
        </style:list-level-properties>
        <style:text-properties style:font-name="Noto Sans Symbols"/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92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95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98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0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0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110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113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116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119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122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125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128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131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134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137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140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143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5-27T17:52:12.795432869</dc:date>
    <meta:editing-duration>PT2H50M12S</meta:editing-duration>
    <meta:editing-cycles>7</meta:editing-cycles>
    <meta:document-statistic meta:table-count="0" meta:image-count="0" meta:object-count="0" meta:page-count="6" meta:paragraph-count="140" meta:word-count="1740" meta:character-count="10428" meta:non-whitespace-character-count="8952"/>
  </office:meta>
</office:document-meta>
</file>